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Kamran" svg:font-family="IRKamran" style:font-pitch="variable"/>
    <style:font-face style:name="IRKamran:kern" svg:font-family="IRKamran:kern" style:font-adornments="Regular" style:font-pitch="variable"/>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383df9" style:font-size-asian="16pt" style:font-name-complex="IRRoya" style:font-size-complex="16pt" style:font-style-complex="normal" style:font-weight-complex="normal"/>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ker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184_4195529928"><dc:creator>saeed sarkarati</dc:creator><dc:date>2023-03-28T13:49:20.924563718</dc:date><loext:sender-initials>ss</loext:sender-initials><text:p text:style-name="P6"><text:span text:style-name="T4">روی، بر، بر روی، برفراز</text:span></text:p><text:p text:style-name="P6"><text:span text:style-name="T4">I jumped upon the horse</text:span></text:p><text:p text:style-name="P6"><text:span text:style-name="T4"><text:tab/></text:span><text:span text:style-name="T4">پریدم <text:s/>روی اسب</text:span></text:p><text:p text:style-name="P6"><text:span text:style-name="T4">a house built upon a hill</text:span></text:p><text:p text:style-name="P6"><text:span text:style-name="T4"><text:tab/></text:span><text:span text:style-name="T4">خانه‌ای که برفراز تپه‌ای ساخته شده است</text:span></text:p><text:p text:style-name="P6"><text:span text:style-name="T4">intense sadness fell upon me again</text:span></text:p><text:p text:style-name="P6"><text:span text:style-name="T4"><text:tab/></text:span><text:span text:style-name="T4">حزن شدید دوباره بر من مستولی شد</text:span></text:p></office:annotation>upon<office:annotation-end office:name="__Annotation__184_4195529928"/>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185_4195529928"><dc:creator>saeed sarkarati</dc:creator><dc:date>2023-03-28T13:49:59.916411901</dc:date><loext:sender-initials>ss</loext:sender-initials><text:p text:style-name="P6"><text:span text:style-name="T4">خسته کننده، بی تنوع، ملالت آور</text:span></text:p><text:p text:style-name="P6"><text:span text:style-name="T4">the monotonous life of prisoners</text:span></text:p><text:p text:style-name="P6"><text:span text:style-name="T4"><text:tab/></text:span><text:span text:style-name="T4">زندگی یکنواخت و خسته کننده‌ی زندانیان</text:span></text:p><text:p text:style-name="P6"><text:span text:style-name="T4">a monotonous landscape</text:span></text:p><text:p text:style-name="P6"><text:span text:style-name="T4">منظره‌ی ملالت انگیز</text:span></text:p><text:p text:style-name="P6"><text:span text:style-name="T4"/></text:p></office:annotation>monotonous<office:annotation-end office:name="__Annotation__185_4195529928"/>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86_4195529928"><dc:creator>saeed sarkarati</dc:creator><dc:date>2023-03-28T13:50:35.220679133</dc:date><loext:sender-initials>ss</loext:sender-initials><text:p text:style-name="P7"><text:span text:style-name="T4"><text:s/>گنجایش سرداب، به اندازه‌ی یک سرداب پر</text:span></text:p><text:p text:style-name="P7"><text:span text:style-name="T4"><text:s/>سرداب‌ها، دخمه‌ها</text:span></text:p></office:annotation><text:span text:style-name="T2">cellarage</text:span><office:annotation-end office:name="__Annotation__186_4195529928"/><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office:annotation office:name="__Annotation__159_4195529928"><dc:creator>saeed sarkarati</dc:creator><dc:date>2023-03-28T13:07:15.670840926</dc:date><loext:sender-initials>ss</loext:sender-initials><text:p text:style-name="P7"><text:span text:style-name="T4">ناسازگار</text:span></text:p><text:p text:style-name="P6"><text:span text:style-name="T4">Acomodating: </text:span></text:p><text:p text:style-name="P7"><text:span text:style-name="T4">مهمان نواز، سازگار، خوش برخورد، مهربان، همراه، مددکار، مشتاق به کمک دادن، انعطاف‌پذیر، مایل به همکاری</text:span></text:p></office:annotation><text:span text:style-name="T2">unaccommodating</text:span><office:annotation-end office:name="__Annotation__159_4195529928"/><text:span text:style-name="T2"> </text:span><office:annotation office:name="__Annotation__187_4195529928"><dc:creator>saeed sarkarati</dc:creator><dc:date>2023-03-28T13:51:21.716402975</dc:date><loext:sender-initials>ss</loext:sender-initials><text:p text:style-name="P7"><text:span text:style-name="T4">قدرت درک، فهم</text:span></text:p><text:p text:style-name="P6"><text:span text:style-name="T4">his grasp of mathematics is extraordinary</text:span></text:p><text:p text:style-name="P6"><text:span text:style-name="T4"><text:tab/></text:span><text:span text:style-name="T4">فهم ریاضی او فوق‌العاده است</text:span></text:p></office:annotation><text:span text:style-name="T2">grasp</text:span><office:annotation-end office:name="__Annotation__187_4195529928"/><text:span text:style-name="T2">, like a </text:span><office:annotation office:name="__Annotation__188_4195529928"><dc:creator>saeed sarkarati</dc:creator><dc:date>2023-03-28T13:52:10.252247652</dc:date><loext:sender-initials>ss</loext:sender-initials><text:p text:style-name="P7"><text:span text:style-name="T4"><text:s/>سرسخت، مصمم، یک‌دنده، لجوج، لجباز، خودرای، چشم سفید، کله شق، خیره سر، سمج</text:span></text:p><text:p text:style-name="P6"><text:span text:style-name="T4">a stubborn man</text:span><text:span text:style-name="T4"><text:tab/></text:span></text:p><text:p text:style-name="P7"><text:span text:style-name="T4">آدم سرسخت، سر سختانه، لجوجانه، مصممانه</text:span></text:p><text:p text:style-name="P6"><text:span text:style-name="T4">stubborn resistance</text:span><text:span text:style-name="T4"><text:tab/></text:span></text:p><text:p text:style-name="P7"><text:span text:style-name="T4">مقاومت سرسختانه، <text:s/>مقاوم، دپرپای، دیر درمان، دیرالتیام، بدقلق</text:span></text:p><text:p text:style-name="P6"><text:span text:style-name="T4">a stubborn disease</text:span><text:span text:style-name="T4"><text:tab/></text:span><text:span text:style-name="T4">بیماری دیر درمان</text:span></text:p><text:p text:style-name="P6"><text:span text:style-name="T4">a stubborn engine</text:span><text:span text:style-name="T4"><text:tab/></text:span></text:p><text:p text:style-name="P7"><text:span text:style-name="T4">یک <text:s text:c="2"/>موتور بدقلق، پیگیر، بی‌امان</text:span></text:p><text:p text:style-name="P6"><text:span text:style-name="T4">stubborn campaigns</text:span><text:span text:style-name="T4"><text:tab/></text:span><text:span text:style-name="T4">مبارزات <text:s text:c="2"/>بی‌ امان</text:span></text:p></office:annotation><text:span text:style-name="T2">stubborn</text:span><office:annotation-end office:name="__Annotation__188_4195529928"/><text:span text:style-name="T2"> fact, as it was, - all helped the emphasis. </text:span></text:p>
      <text:p text:style-name="P3"><text:soft-page-break/>‘<text:span text:style-name="T3">In this life, we want nothing but Facts, sir: nothing but Facts!’</text:span></text:p>
      <text:p text:style-name="P1">The speaker, and the schoolmaster, and the third grown person present, all backed a little, and swept with their eyes the inclined plane of little <office:annotation office:name="__Annotation__189_4195529928"><dc:creator>saeed sarkarati</dc:creator><dc:date>2023-03-28T13:52:55.588129201</dc:date><loext:sender-initials>ss</loext:sender-initials><text:p text:style-name="P7"><text:span text:style-name="T4">ظرف، گنجانه، سپار، خنور</text:span></text:p><text:p text:style-name="P6"><text:span text:style-name="T4">silver vessels of various seizes</text:span><text:span text:style-name="T4"><text:tab/></text:span></text:p><text:p text:style-name="P7"><text:span text:style-name="T4">ظروف نقره به اندازه هـای مختلف</text:span></text:p><text:p text:style-name="P6"><text:span text:style-name="T4">he placed a large copper vessel over the fire.</text:span><text:span text:style-name="T4"><text:tab/></text:span></text:p><text:p text:style-name="P7"><text:span text:style-name="T4">یک ظرف مسی بزرگ را روی آتش قرار داد</text:span></text:p></office:annotation>vessels<office:annotation-end office:name="__Annotation__189_4195529928"/> then and there arranged in order, ready to have <office:annotation office:name="__Annotation__216_4195529928"><dc:creator>saeed sarkarati</dc:creator><dc:date>2023-03-28T13:55:09.852099036</dc:date><loext:sender-initials>ss</loext:sender-initials><text:p text:style-name="P7"><text:span text:style-name="T7"><text:s/>گالن امپراتوری، گالن انگلیسی (برابر با </text:span><text:span text:style-name="T7">4/546</text:span><text:span text:style-name="T7"> لیتر یا یک و نیم گالن امریکایی)</text:span></text:p></office:annotation>imperial gallons<office:annotation-end office:name="__Annotation__216_4195529928"/> of facts poured into them until they were full to the <office:annotation office:name="__Annotation__190_4195529928"><dc:creator>saeed sarkarati</dc:creator><dc:date>2023-03-28T13:53:40.020208309</dc:date><loext:sender-initials>ss</loext:sender-initials><text:p text:style-name="P7"><text:span text:style-name="T4">(در مورد فنجان <text:s/>و کاسه و ظروف <text:s/>دیگر) <text:s text:c="2"/>لب، لبه، کناره، حاشیه</text:span></text:p><text:p text:style-name="P6"><text:span text:style-name="T4">the glass was filled to the brim</text:span><text:span text:style-name="T4"><text:tab/></text:span></text:p><text:p text:style-name="P7"><text:span text:style-name="T4">لیوان لبالب <text:s/>بود</text:span></text:p><text:p text:style-name="P6"><text:span text:style-name="T4">her lipstick on the brim of the cup</text:span><text:span text:style-name="T4"><text:tab/></text:span></text:p><text:p text:style-name="P7"><text:span text:style-name="T4">جای ماتیک او بر لبه‌ی فنجان</text:span></text:p></office:annotation>brim<office:annotation-end office:name="__Annotation__190_4195529928"/>.</text:p>
      <text:p text:style-name="P1">CHAPTER II - <office:annotation office:name="__Annotation__96_2553643311"><dc:creator>saeed sarkarati</dc:creator><dc:date>2023-04-03T17:42:27.975851343</dc:date><loext:sender-initials>ss</loext:sender-initials><text:p text:style-name="P7"><text:span text:style-name="T5">قتل عمد کردن، آدم کشتن، مرتکب قتل نفس شدن، به قتل رساندن</text:span></text:p><text:p text:style-name="P6"><text:span text:style-name="T6">he has murdered six people</text:span></text:p><text:p text:style-name="P7"><text:span text:style-name="T6"><text:tab/></text:span><text:span text:style-name="T5">او شش نفر را به قتل رسانده است</text:span></text:p><text:p text:style-name="P6"><text:span text:style-name="T6"/></text:p></office:annotation>MURDERING<office:annotation-end office:name="__Annotation__96_2553643311"/> THE INNOCENTS</text:p>
      <text:p text:style-name="P5">THOMAS GRADGRIND, sir. A man of realities. A man of facts and calculations. A man who proceeds upon the principle that two and two are four, and nothing over, and who is not to be talked into allowing for anything over. Thomas Gradgrind, sir - <office:annotation office:name="__Annotation__98_2553643311"><dc:creator>saeed sarkarati</dc:creator><dc:date>2023-04-03T17:45:20.952085729</dc:date><loext:sender-initials>ss</loext:sender-initials><text:p text:style-name="P7"><text:span text:style-name="T5">به طور قطعی</text:span></text:p><text:p text:style-name="P7"><text:span text:style-name="T5"><text:s/>(حقوق) بی‌چون و چرا، قطعی، قاطع، کامل، مطلق</text:span></text:p><text:p text:style-name="P6"><text:span text:style-name="T5">the peremptory rejection of two jurors</text:span></text:p><text:p text:style-name="P7"><text:span text:style-name="T5"><text:tab/></text:span><text:span text:style-name="T5">نپذیرفتن بی‌چون و چرای دونفر از اعضای هیئت منصفه</text:span></text:p><text:p text:style-name="P6"><text:span text:style-name="T5"/></text:p></office:annotation>peremptorily<office:annotation-end office:name="__Annotation__98_2553643311"/> Thomas – Thomas Gradgrind. With a rule and a pair of scales, and the multiplication table always in his pocket, sir, ready to weigh and measure any <office:annotation office:name="__Annotation__134_2553643311"><dc:creator>saeed sarkarati</dc:creator><dc:date>2023-04-03T17:50:11.703789246</dc:date><loext:sender-initials>ss</loext:sender-initials><text:p text:style-name="P6"><text:span text:style-name="T5">بخش، قسمت</text:span><text:span text:style-name="T5"> </text:span><text:span text:style-name="T5">(</text:span><text:span text:style-name="T5">امروزه فقط به این صورت</text:span><text:span text:style-name="T5">: part and parcel)</text:span></text:p><text:p text:style-name="P6"><text:span text:style-name="T5">this condition is part and parcel of the agreement we signed last year</text:span></text:p><text:p text:style-name="P6"><text:span text:style-name="T5"><text:tab/></text:span><text:span text:style-name="T5">این شرط بخشی از قراردادی است که پارسال امضا کردیم</text:span></text:p><text:p text:style-name="P6"><text:span text:style-name="T5"/></text:p></office:annotation>parcel<office:annotation-end office:name="__Annotation__134_2553643311"/> of human nature, and tell you exactly what it comes to. It is a mere question of figures, a case of simple arithmetic. You might hope to get some other nonsensical belief into the head of George Gradgrind, or Augustus Gradgrind, or John Gradgrind, or Joseph Gradgrind (all supposititious, non-existent persons), but into the head of Thomas Gradgrind - no, sir!</text:p>
      <text:p text:style-name="P5">In such terms Mr. Gradgrind always mentally introduced himself, whether to his private circle of acquaintance, or to the public in general. In such terms, no doubt, substituting the words 'boys and girls,' for 'sir,' Thomas Gradgrind now presented Thomas Gradgrind to the little pitchers before him, who were to be filled so full of facts.</text:p>
      <text:p text:style-name="P5">Indeed, as he eagerly sparkled at them from the cellarage before mentioned, he seemed a kind of cannon loaded to the muzzle with facts, and prepared to blow them clean out of the regions of childhood at one discharge. He seemed a galvanizing apparatus, too, charged <text:soft-page-break/>with a grim mechanical substitute for the tender young imaginations that were to be stormed away.</text:p>
      <text:p text:style-name="P5">'Girl number twenty,' said Mr. Gradgrind, squarely pointing with his square forefinger, 'I don't know that girl. Who is that girl?'</text:p>
      <text:p text:style-name="P5">'Sissy Jupe, sir,' explained number twenty, blushing, standing up, and curtseying.</text:p>
      <text:p text:style-name="P5">'Sissy is not a name,' said Mr. Gradgrind. 'Don't call yourself Sissy. Call yourself Cecilia.'</text:p>
      <text:p text:style-name="P5">'It's father as calls me Sissy, sir,' returned the young girl in a trembling voice, and with another curts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Kamran" svg:font-family="IRKamran" style:font-pitch="variable"/>
    <style:font-face style:name="IRKamran:kern" svg:font-family="IRKamran:kern" style:font-adornments="Regular" style:font-pitch="variable"/>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4-12T19:34:24.257275818</dc:date>
    <meta:editing-duration>PT2H58M53S</meta:editing-duration>
    <meta:editing-cycles>22</meta:editing-cycles>
    <meta:generator>LibreOffice/6.0.7.3$Linux_X86_64 LibreOffice_project/00m0$Build-3</meta:generator>
    <meta:document-statistic meta:table-count="0" meta:image-count="0" meta:object-count="0" meta:page-count="3" meta:paragraph-count="16" meta:word-count="659" meta:character-count="3859" meta:non-whitespace-character-count="3209"/>
  </office:meta>
</office:document-meta>
</file>